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C000002A02E5F104872D9E3C9.png" manifest:media-type="image/png"/>
  <manifest:file-entry manifest:full-path="Pictures/10000000000004AC000002A03E249BF98D791A76.png" manifest:media-type="image/png"/>
  <manifest:file-entry manifest:full-path="Pictures/10000000000002B8000001D844BD0708D52B0228.png" manifest:media-type="image/png"/>
  <manifest:file-entry manifest:full-path="Pictures/10000000000004AC000001D89C2A9E672D81B2CF.png" manifest:media-type="image/png"/>
  <manifest:file-entry manifest:full-path="Pictures/10000000000002B8000001D8A4BB5545F1A6514F.png" manifest:media-type="image/png"/>
  <manifest:file-entry manifest:full-path="Pictures/1000000000000380000001D858B17190D30CB2B5.png" manifest:media-type="image/png"/>
  <manifest:file-entry manifest:full-path="Pictures/10000000000003F8000003049B4AAF52595B62FE.png" manifest:media-type="image/png"/>
  <manifest:file-entry manifest:full-path="Pictures/10000000000004AC000001D8774F67621F59C53A.png" manifest:media-type="image/png"/>
  <manifest:file-entry manifest:full-path="Pictures/1000000000000380000001D87C44CC5F548257A4.png" manifest:media-type="image/png"/>
  <manifest:file-entry manifest:full-path="Pictures/1000000000000380000002A0E4867C1D450E36A1.png" manifest:media-type="image/png"/>
  <manifest:file-entry manifest:full-path="Pictures/10000000000003F800000304D78E63494CD3A432.png" manifest:media-type="image/png"/>
  <manifest:file-entry manifest:full-path="Pictures/1000000000000380000002A0B0843BC976C37A31.png" manifest:media-type="image/png"/>
  <manifest:file-entry manifest:full-path="Pictures/1000000000000380000002A01A6CC1D50EE66978.png" manifest:media-type="image/png"/>
  <manifest:file-entry manifest:full-path="Pictures/1000000000000380000002A0499ED8E56011218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 style:may-break-between-rows="true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146b0c" officeooo:paragraph-rsid="00146b0c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">QGSP_BIC_HP</text:p>
            </table:table-cell>
            <table:table-cell table:style-name="Table1.B1" office:value-type="string">
              <text:p text:style-name="P1">QGSP_BERTINI_HP</text:p>
            </table:table-cell>
          </table:table-row>
        </table:table-header-rows>
        <table:table-row>
          <table:table-cell table:style-name="Table1.A2" office:value-type="string">
            <text:p text:style-name="P2"><draw:frame draw:style-name="fr1" draw:name="Image1" text:anchor-type="paragraph" svg:width="8.304cm" svg:height="6.309cm" draw:z-index="0"><draw:image xlink:href="Pictures/10000000000003F800000304D78E63494CD3A432.png" xlink:type="simple" xlink:show="embed" xlink:actuate="onLoad" loext:mime-type="image/png"/></draw:frame></text:p>
          </table:table-cell>
          <table:table-cell table:style-name="Table1.B2" office:value-type="string">
            <text:p text:style-name="P2"><draw:frame draw:style-name="fr1" draw:name="Image2" text:anchor-type="paragraph" svg:width="8.308cm" svg:height="6.311cm" draw:z-index="1"><draw:image xlink:href="Pictures/10000000000003F8000003049B4AAF52595B62FE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2"><draw:frame draw:style-name="fr1" draw:name="Image4" text:anchor-type="paragraph" svg:width="8.304cm" svg:height="6.228cm" draw:z-index="3"><draw:image xlink:href="Pictures/1000000000000380000002A0B0843BC976C37A31.png" xlink:type="simple" xlink:show="embed" xlink:actuate="onLoad" loext:mime-type="image/png"/></draw:frame></text:p>
          </table:table-cell>
          <table:table-cell table:style-name="Table1.B2" office:value-type="string">
            <text:p text:style-name="P2"><draw:frame draw:style-name="fr1" draw:name="Image3" text:anchor-type="paragraph" svg:width="8.308cm" svg:height="6.23cm" draw:z-index="2"><draw:image xlink:href="Pictures/1000000000000380000002A0E4867C1D450E36A1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2"><draw:frame draw:style-name="fr1" draw:name="Image5" text:anchor-type="paragraph" svg:width="8.304cm" svg:height="6.228cm" draw:z-index="4"><draw:image xlink:href="Pictures/1000000000000380000002A01A6CC1D50EE66978.png" xlink:type="simple" xlink:show="embed" xlink:actuate="onLoad" loext:mime-type="image/png"/></draw:frame></text:p>
            <text:p text:style-name="P2"/>
          </table:table-cell>
          <table:table-cell table:style-name="Table1.B2" office:value-type="string">
            <text:p text:style-name="P2"><draw:frame draw:style-name="fr1" draw:name="Image6" text:anchor-type="paragraph" svg:width="8.308cm" svg:height="6.23cm" draw:z-index="5"><draw:image xlink:href="Pictures/1000000000000380000002A0499ED8E560112181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2"><draw:frame draw:style-name="fr1" draw:name="Image7" text:anchor-type="paragraph" svg:width="8.304cm" svg:height="4.374cm" draw:z-index="7"><draw:image xlink:href="Pictures/1000000000000380000001D87C44CC5F548257A4.png" xlink:type="simple" xlink:show="embed" xlink:actuate="onLoad" loext:mime-type="image/png"/></draw:frame></text:p>
          </table:table-cell>
          <table:table-cell table:style-name="Table1.B2" office:value-type="string">
            <text:p text:style-name="P2"><draw:frame draw:style-name="fr2" draw:name="Image8" text:anchor-type="paragraph" svg:x="0cm" svg:y="0.058cm" svg:width="8.308cm" svg:height="4.376cm" draw:z-index="6"><draw:image xlink:href="Pictures/1000000000000380000001D858B17190D30CB2B5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2"><draw:frame draw:style-name="fr1" draw:name="Image10" text:anchor-type="paragraph" svg:width="8.304cm" svg:height="5.63cm" draw:z-index="8"><draw:image xlink:href="Pictures/10000000000002B8000001D8A4BB5545F1A6514F.png" xlink:type="simple" xlink:show="embed" xlink:actuate="onLoad" loext:mime-type="image/png"/></draw:frame></text:p>
          </table:table-cell>
          <table:table-cell table:style-name="Table1.B2" office:value-type="string">
            <text:p text:style-name="P2"><draw:frame draw:style-name="fr1" draw:name="Image9" text:anchor-type="paragraph" svg:width="8.308cm" svg:height="5.634cm" draw:z-index="9"><draw:image xlink:href="Pictures/10000000000002B8000001D844BD0708D52B0228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2"><draw:frame draw:style-name="fr1" draw:name="Image11" text:anchor-type="paragraph" svg:width="8.304cm" svg:height="3.276cm" draw:z-index="11"><draw:image xlink:href="Pictures/10000000000004AC000001D89C2A9E672D81B2CF.png" xlink:type="simple" xlink:show="embed" xlink:actuate="onLoad" loext:mime-type="image/png"/></draw:frame></text:p>
          </table:table-cell>
          <table:table-cell table:style-name="Table1.B2" office:value-type="string">
            <text:p text:style-name="P2"><draw:frame draw:style-name="fr1" draw:name="Image12" text:anchor-type="paragraph" svg:width="8.308cm" svg:height="3.277cm" draw:z-index="10"><draw:image xlink:href="Pictures/10000000000004AC000001D8774F67621F59C53A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2"><draw:frame draw:style-name="fr1" draw:name="Image14" text:anchor-type="paragraph" svg:width="8.304cm" svg:height="4.665cm" draw:z-index="12"><draw:image xlink:href="Pictures/10000000000004AC000002A03E249BF98D791A76.png" xlink:type="simple" xlink:show="embed" xlink:actuate="onLoad" loext:mime-type="image/png"/></draw:frame></text:p>
          </table:table-cell>
          <table:table-cell table:style-name="Table1.B2" office:value-type="string">
            <text:p text:style-name="P2"><draw:frame draw:style-name="fr1" draw:name="Image13" text:anchor-type="paragraph" svg:width="8.308cm" svg:height="4.667cm" draw:z-index="13"><draw:image xlink:href="Pictures/10000000000004AC000002A02E5F104872D9E3C9.png" xlink:type="simple" xlink:show="embed" xlink:actuate="onLoad" loext:mime-type="image/png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0:53:12.254758887</meta:creation-date>
    <dc:date>2018-07-07T01:29:36.768047800</dc:date>
    <meta:editing-duration>PT9M1S</meta:editing-duration>
    <meta:editing-cycles>2</meta:editing-cycles>
    <meta:generator>LibreOffice/6.0.3.2$Linux_X86_64 LibreOffice_project/00m0$Build-2</meta:generator>
    <meta:document-statistic meta:table-count="1" meta:image-count="14" meta:object-count="0" meta:page-count="2" meta:paragraph-count="3" meta:word-count="3" meta:character-count="29" meta:non-whitespace-character-count="29"/>
  </office:meta>
</office:document-meta>
</file>